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b2b2b2" loext:opacity="100%" fo:font-weight="normal" style:font-weight-asian="normal" style:font-weight-complex="normal"/>
    </style:style>
    <style:style style:name="P27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loext:opacity="100%" officeooo:paragraph-rsid="0044ab1e"/>
    </style:style>
    <style:style style:name="P30" style:family="paragraph" style:parent-style-name="Standard">
      <style:text-properties fo:color="#ff0000" loext:opacity="100%" officeooo:rsid="0064592b" officeooo:paragraph-rsid="0064592b"/>
    </style:style>
    <style:style style:name="P31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999999" loext:opacity="100%" officeooo:paragraph-rsid="0066a32c"/>
    </style:style>
    <style:style style:name="P34" style:family="paragraph" style:parent-style-name="Standard">
      <style:text-properties fo:color="#999999" loext:opacity="100%" fo:font-weight="normal" style:font-weight-asian="normal" style:font-weight-complex="normal"/>
    </style:style>
    <style:style style:name="P35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3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8" style:family="paragraph" style:parent-style-name="Standard">
      <style:text-properties fo:font-weight="bold" fo:background-color="#f6f9d4" style:font-weight-asian="bold" style:font-weight-complex="bold"/>
    </style:style>
    <style:style style:name="P39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40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bold" officeooo:paragraph-rsid="006bbadc" style:font-weight-asian="bold" style:font-weight-complex="bold"/>
    </style:style>
    <style:style style:name="P43" style:family="paragraph" style:parent-style-name="Standard">
      <style:text-properties fo:font-weight="bold" fo:background-color="#e8f2a1" style:font-weight-asian="bold" style:font-weight-complex="bold"/>
    </style:style>
    <style:style style:name="P44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45" style:family="paragraph" style:parent-style-name="Standard">
      <style:text-properties officeooo:paragraph-rsid="004ee545"/>
    </style:style>
    <style:style style:name="P46" style:family="paragraph" style:parent-style-name="Standard">
      <style:text-properties officeooo:rsid="0050ddc2" officeooo:paragraph-rsid="0050ddc2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54c22c"/>
    </style:style>
    <style:style style:name="P49" style:family="paragraph" style:parent-style-name="Standard">
      <style:text-properties officeooo:rsid="005c5f34" officeooo:paragraph-rsid="005c5f34"/>
    </style:style>
    <style:style style:name="P50" style:family="paragraph" style:parent-style-name="Standard">
      <style:text-properties officeooo:rsid="005cdcc7" officeooo:paragraph-rsid="005cdcc7"/>
    </style:style>
    <style:style style:name="P51" style:family="paragraph" style:parent-style-name="Standard">
      <style:text-properties officeooo:rsid="005cdcc7" officeooo:paragraph-rsid="00607d18"/>
    </style:style>
    <style:style style:name="P52" style:family="paragraph" style:parent-style-name="Standard">
      <style:text-properties officeooo:rsid="00607d18" officeooo:paragraph-rsid="00607d18"/>
    </style:style>
    <style:style style:name="P53" style:family="paragraph" style:parent-style-name="Standard">
      <style:text-properties fo:color="#00a933" loext:opacity="100%" officeooo:paragraph-rsid="0064da78"/>
    </style:style>
    <style:style style:name="P54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55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56" style:family="paragraph" style:parent-style-name="Standard">
      <style:text-properties officeooo:paragraph-rsid="0064592b"/>
    </style:style>
    <style:style style:name="P57" style:family="paragraph" style:parent-style-name="Standard">
      <style:text-properties officeooo:rsid="0064592b" officeooo:paragraph-rsid="0064592b"/>
    </style:style>
    <style:style style:name="P58" style:family="paragraph" style:parent-style-name="Standard">
      <style:text-properties officeooo:paragraph-rsid="00683a71"/>
    </style:style>
    <style:style style:name="P59" style:family="paragraph" style:parent-style-name="Standard">
      <style:text-properties fo:font-weight="normal" style:font-weight-asian="normal" style:font-weight-complex="normal"/>
    </style:style>
    <style:style style:name="P60" style:family="paragraph" style:parent-style-name="Standard">
      <style:text-properties fo:font-weight="normal" officeooo:paragraph-rsid="0069e5be" style:font-weight-asian="normal" style:font-weight-complex="normal"/>
    </style:style>
    <style:style style:name="P61" style:family="paragraph" style:parent-style-name="Standard">
      <style:text-properties fo:font-weight="normal" officeooo:rsid="0083e1b7" officeooo:paragraph-rsid="0083e1b7" style:font-weight-asian="normal" style:font-weight-complex="normal"/>
    </style:style>
    <style:style style:name="P62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63" style:family="paragraph" style:parent-style-name="Standard">
      <style:text-properties fo:font-weight="normal" fo:background-color="#e8f2a1" style:font-weight-asian="normal" style:font-weight-complex="normal"/>
    </style:style>
    <style:style style:name="P64" style:family="paragraph" style:parent-style-name="Standard">
      <style:text-properties officeooo:paragraph-rsid="006bbadc"/>
    </style:style>
    <style:style style:name="P6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text-properties officeooo:paragraph-rsid="006ec36a"/>
    </style:style>
    <style:style style:name="P68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0" style:family="paragraph" style:parent-style-name="Standard">
      <style:text-properties fo:font-weight="bold" style:font-weight-asian="bold" style:font-weight-complex="bold"/>
    </style:style>
    <style:style style:name="P71" style:family="paragraph" style:parent-style-name="Standard">
      <style:text-properties fo:font-weight="bold" officeooo:rsid="00c8a2d6" officeooo:paragraph-rsid="00c8a2d6" style:font-weight-asian="bold" style:font-weight-complex="bold"/>
    </style:style>
    <style:style style:name="P72" style:family="paragraph" style:parent-style-name="Standard">
      <style:text-properties fo:font-weight="normal" style:font-weight-asian="normal" style:font-weight-complex="normal"/>
    </style:style>
    <style:style style:name="P73" style:family="paragraph" style:parent-style-name="Standard">
      <style:text-properties fo:font-weight="normal" officeooo:paragraph-rsid="00a9ee94" style:font-weight-asian="normal" style:font-weight-complex="normal"/>
    </style:style>
    <style:style style:name="P74" style:family="paragraph" style:parent-style-name="Standard">
      <style:text-properties fo:color="#999999" loext:opacity="100%" officeooo:paragraph-rsid="008f05ed"/>
    </style:style>
    <style:style style:name="P75" style:family="paragraph" style:parent-style-name="Standard">
      <style:text-properties fo:color="#999999" loext:opacity="100%"/>
    </style:style>
    <style:style style:name="P76" style:family="paragraph" style:parent-style-name="Standard">
      <style:text-properties fo:color="#999999" loext:opacity="100%" officeooo:paragraph-rsid="009ab6c1"/>
    </style:style>
    <style:style style:name="P77" style:family="paragraph" style:parent-style-name="Standard">
      <style:text-properties fo:color="#999999" loext:opacity="100%" officeooo:paragraph-rsid="00bf81b0"/>
    </style:style>
    <style:style style:name="P78" style:family="paragraph" style:parent-style-name="Standard">
      <style:text-properties fo:color="#999999" loext:opacity="100%" officeooo:rsid="00c8a2d6" officeooo:paragraph-rsid="00c8a2d6"/>
    </style:style>
    <style:style style:name="P7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text-properties officeooo:paragraph-rsid="0099c10b"/>
    </style:style>
    <style:style style:name="P81" style:family="paragraph" style:parent-style-name="Standard">
      <style:text-properties officeooo:paragraph-rsid="009ab6c1"/>
    </style:style>
    <style:style style:name="P82" style:family="paragraph" style:parent-style-name="Standard">
      <style:text-properties officeooo:paragraph-rsid="009b571d"/>
    </style:style>
    <style:style style:name="P83" style:family="paragraph" style:parent-style-name="Standard">
      <style:text-properties officeooo:paragraph-rsid="009ebade"/>
    </style:style>
    <style:style style:name="P84" style:family="paragraph" style:parent-style-name="Standard">
      <style:text-properties officeooo:paragraph-rsid="00a061a5"/>
    </style:style>
    <style:style style:name="P85" style:family="paragraph" style:parent-style-name="Standard">
      <style:text-properties fo:color="#ff0000" loext:opacity="100%" officeooo:rsid="00a2947e" officeooo:paragraph-rsid="00a2947e"/>
    </style:style>
    <style:style style:name="P86" style:family="paragraph" style:parent-style-name="Standard">
      <style:text-properties fo:color="#ff0000" loext:opacity="100%"/>
    </style:style>
    <style:style style:name="P87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88" style:family="paragraph" style:parent-style-name="Standard">
      <style:text-properties fo:color="#ff0000" loext:opacity="100%" fo:font-weight="bold" style:font-weight-asian="bold" style:font-weight-complex="bold"/>
    </style:style>
    <style:style style:name="P89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90" style:family="paragraph" style:parent-style-name="Standard">
      <style:text-properties officeooo:paragraph-rsid="00a59fae"/>
    </style:style>
    <style:style style:name="P91" style:family="paragraph" style:parent-style-name="Standard">
      <style:text-properties fo:color="#b2b2b2" loext:opacity="100%"/>
    </style:style>
    <style:style style:name="P92" style:family="paragraph" style:parent-style-name="Standard">
      <style:text-properties fo:color="#b2b2b2" loext:opacity="100%" officeooo:paragraph-rsid="00a60b14"/>
    </style:style>
    <style:style style:name="P93" style:family="paragraph" style:parent-style-name="Standard">
      <style:text-properties fo:color="#b2b2b2" loext:opacity="100%" officeooo:paragraph-rsid="00a80b9f"/>
    </style:style>
    <style:style style:name="P94" style:family="paragraph" style:parent-style-name="Standard">
      <style:text-properties fo:color="#b2b2b2" loext:opacity="100%" officeooo:paragraph-rsid="00af3157"/>
    </style:style>
    <style:style style:name="P95" style:family="paragraph" style:parent-style-name="Standard">
      <style:text-properties fo:color="#b2b2b2" loext:opacity="100%" officeooo:paragraph-rsid="00b09edd"/>
    </style:style>
    <style:style style:name="P96" style:family="paragraph" style:parent-style-name="Standard">
      <style:text-properties officeooo:paragraph-rsid="00a60b14"/>
    </style:style>
    <style:style style:name="P97" style:family="paragraph" style:parent-style-name="Standard">
      <style:text-properties officeooo:paragraph-rsid="00a9ee94"/>
    </style:style>
    <style:style style:name="P98" style:family="paragraph" style:parent-style-name="Standard">
      <style:text-properties fo:color="#808080" loext:opacity="100%"/>
    </style:style>
    <style:style style:name="P99" style:family="paragraph" style:parent-style-name="Standard">
      <style:text-properties fo:color="#808080" loext:opacity="100%" officeooo:paragraph-rsid="00b9398c"/>
    </style:style>
    <style:style style:name="P100" style:family="paragraph" style:parent-style-name="Standard">
      <style:text-properties fo:color="#81d41a" loext:opacity="100%"/>
    </style:style>
    <style:style style:name="P101" style:family="paragraph" style:parent-style-name="Standard">
      <style:text-properties fo:color="#2a6099" loext:opacity="100%"/>
    </style:style>
    <style:style style:name="P102" style:family="paragraph" style:parent-style-name="Standard">
      <style:text-properties fo:color="#000000" loext:opacity="100%" officeooo:paragraph-rsid="00bf81b0"/>
    </style:style>
    <style:style style:name="P103" style:family="paragraph" style:parent-style-name="Standard">
      <style:text-properties officeooo:paragraph-rsid="00bf81b0"/>
    </style:style>
    <style:style style:name="P104" style:family="paragraph" style:parent-style-name="Standard">
      <style:text-properties fo:color="#666666" loext:opacity="100%" fo:font-weight="normal" officeooo:paragraph-rsid="00c4a7d5" style:font-weight-asian="normal" style:font-weight-complex="normal"/>
    </style:style>
    <style:style style:name="P105" style:family="paragraph" style:parent-style-name="Standard">
      <style:text-properties fo:color="#666666" loext:opacity="100%"/>
    </style:style>
    <style:style style:name="P106" style:family="paragraph" style:parent-style-name="Standard">
      <style:text-properties officeooo:paragraph-rsid="00c7eb10"/>
    </style:style>
    <style:style style:name="P107" style:family="paragraph" style:parent-style-name="Standard">
      <style:text-properties officeooo:rsid="00c8a2d6" officeooo:paragraph-rsid="00c8a2d6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officeooo:rsid="006ec36a" style:font-weight-asian="normal" style:font-weight-complex="normal"/>
    </style:style>
    <style:style style:name="T32" style:family="text">
      <style:text-properties officeooo:rsid="006ec36a"/>
    </style:style>
    <style:style style:name="T33" style:family="text">
      <style:text-properties fo:color="#ff0000" loext:opacity="100%" fo:font-weight="bold" style:font-weight-asian="bold" style:font-weight-complex="bold"/>
    </style:style>
    <style:style style:name="T34" style:family="text">
      <style:text-properties officeooo:rsid="00953bb9"/>
    </style:style>
    <style:style style:name="T35" style:family="text">
      <style:text-properties officeooo:rsid="0096f6d5"/>
    </style:style>
    <style:style style:name="T36" style:family="text">
      <style:text-properties officeooo:rsid="00a59fae"/>
    </style:style>
    <style:style style:name="T37" style:family="text">
      <style:text-properties officeooo:rsid="00b1a31b"/>
    </style:style>
    <style:style style:name="T38" style:family="text">
      <style:text-properties officeooo:rsid="00b4c3b8"/>
    </style:style>
    <style:style style:name="T39" style:family="text">
      <style:text-properties officeooo:rsid="00bb8d42"/>
    </style:style>
    <style:style style:name="T40" style:family="text">
      <style:text-properties fo:color="#999999" loext:opacity="100%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officeooo:rsid="00c4a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8">1. <text:s/></text:span>https://github.com/WasmEdge/WasmEdge/issues/3500</text:p>
      <text:p text:style-name="Standard"><text:span text:style-name="T18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8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8">4. <text:s/></text:span>https://github.com/Qengineering/YoloV5-NPU</text:p>
      <text:p text:style-name="Standard"><text:span text:style-name="T19">5. <text:s/></text:span><text:span text:style-name="T20">https://github.com/Qengineering</text:span></text:p>
      <text:p text:style-name="Standard"><text:span text:style-name="T21">6. <text:s/></text:span><text:span text:style-name="T20">https://qengineering.eu/deep-learning-examples-on-raspberry-32-64-os.html</text:span></text:p>
      <text:p text:style-name="Standard"/>
      <text:p text:style-name="P38">https://github.com/airockchip</text:p>
      <text:p text:style-name="Standard"><text:span text:style-name="T23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45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4">https://habr.com/ru/articles/765862/</text:span></text:a><text:span text:style-name="T14"> <text:s text:c="4"/>!!!</text:span></text:p>
      <text:p text:style-name="Standard">https://github.com/AlexeyAB/darknet?tab=readme-ov-file#how-to-compile-on-linux-using-make</text:p>
      <text:p text:style-name="Standard"/>
      <text:p text:style-name="Standard"/>
      <text:p text:style-name="Standard"/>
      <text:p text:style-name="Standard"/>
      <text:p text:style-name="Standard"/>
      <text:p text:style-name="P37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24">Then enter the following command to download the 1.5.2 version of RKNN-Toolkit2</text:p>
      <text:p text:style-name="Standard">git clone https://github.com/rockchip-linux/rknn-toolkit2 -b v1.5.2</text:p>
      <text:p text:style-name="P46">либо </text:p>
      <text:p text:style-name="P40">git clone https://github.com/airockchip/rknn-toolkit2/tree/v1.5.2 -b v1.5.2</text:p>
      <text:p text:style-name="P46"/>
      <text:p text:style-name="P25">Then enter the following command to install the dependency package of the</text:p>
      <text:p text:style-name="P25">corresponding version of python3. This command will use the dependencies listed in the <text:span text:style-name="T24">file</text:span></text:p>
      <text:p text:style-name="P46"/>
      <text:p text:style-name="P46">pip3 install -r rknn-toolkit2/doc/requirements_cp310-1.5.2.txt -i https://mirror.baidu.com/pypi/simple</text:p>
      <text:p text:style-name="P38"><text:span text:style-name="T24">sudo </text:span>pip3 install rknn-toolkit2/packages/rknn_toolkit2-1.5.2+b642f30c-cp3<text:span text:style-name="T24">10</text:span>-cp3<text:span text:style-name="T24">10</text:span>-linux_x86_64.whl</text:p>
      <text:p text:style-name="Standard"/>
      <text:p text:style-name="Standard">cd rknn-toolkit2/examples/onnx/yolov5/</text:p>
      <text:p text:style-name="Standard">python3 test.py</text:p>
      <text:p text:style-name="P24">After the test.py script is successfully run, you will see the following print information,</text:p>
      <text:p text:style-name="P24">indicating that the model successfully detected four people and a bus in the bus.jpg</text:p>
      <text:p text:style-name="P24">picture.</text:p>
      <text:p text:style-name="Standard"/>
      <text:p text:style-name="P65">- Using the NPU running model of the development board on Ubuntu PC</text:p>
      <text:p text:style-name="P47"/>
      <text:p text:style-name="P32">RKNN-Toolkit2 provides users with a Python interface for using the NPU</text:p>
      <text:p text:style-name="P32">of the development board for inference through adb. It allows users to use t</text:p>
      <text:p text:style-name="P32"><text:soft-page-break/>he NPU of the development board on the Ubuntu PC to run the model for i</text:p>
      <text:p text:style-name="P32">nference.</text:p>
      <text:p text:style-name="P32">In this way, the Ubuntu PC side can use the machine learning library pr</text:p>
      <text:p text:style-name="P32">ovided by Python to optimize and adjust the model based on the actual effect</text:p>
      <text:p text:style-name="P32">when the model is run on the NPU of the development board.</text:p>
      <text:p text:style-name="Standard"/>
      <text:p text:style-name="P48">librknnrt.so is a board-side runtime library. rknn_server is a background proxy service running on the development board. </text:p>
      <text:p text:style-name="P48">It is used to receive the protocol transmitted from the PC through USB, then execute the corresponding interface in the board-side runtime library, </text:p>
      <text:p text:style-name="P48">and return the results to the PC.</text:p>
      <text:p text:style-name="P48"/>
      <text:p text:style-name="P39">git clone https://github.com/rockchip-linux/rknpu2 -b v1.5.2</text:p>
      <text:p text:style-name="Standard"/>
      <text:p text:style-name="Standard">adb push rknpu2/runtime/RK3588/Linux/rknn_server/aarch64/usr/bin/* /usr/bin</text:p>
      <text:p text:style-name="P49">или <text:s/>mc <text:s/>ssh</text:p>
      <text:p text:style-name="P49">ssh user@192.168.1.xx</text:p>
      <text:p text:style-name="P50">(3 файла скопировать на Orange)</text:p>
      <text:p text:style-name="Standard">adb push rknpu2/runtime/RK3588/Linux/librknn_api/aarch64/librknnrt.so /usr/lib</text:p>
      <text:p text:style-name="P51">(<text:span text:style-name="T27">1 </text:span>файл скопировать на Orange)</text:p>
      <text:p text:style-name="Standard"/>
      <text:p text:style-name="P52">На OrangePi5:</text:p>
      <text:p text:style-name="Standard"><text:span text:style-name="T25">r</text:span>oot@orangepi5:/# restart_rknn.sh</text:p>
      <text:p text:style-name="Standard">root@orangepi5:/# pgrep rknn_server <text:s text:c="3"/><text:span text:style-name="T26">(проверка)</text:span></text:p>
      <text:p text:style-name="Standard"/>
      <text:p text:style-name="P41">cd rknn-toolkit2/examples/onnx/yolov5/</text:p>
      <text:p text:style-name="Standard">Use editor to modify the test.py file</text:p>
      <text:p text:style-name="Standard"><text:span text:style-name="T28">nano</text:span> test.py</text:p>
      <text:p text:style-name="Standard"/>
      <text:p text:style-name="Standard">In the test.py file, we need to modify the following content:</text:p>
      <text:p text:style-name="P56">a. </text:p>
      <text:p text:style-name="P56">In the preprocessing configuration, change the target platform to rk3588, so that after model conversion, you will get an </text:p>
      <text:p text:style-name="P56">RKNN model suitable for the NPU of the RK3588S development board.</text:p>
      <text:p text:style-name="Standard"/>
      <text:p text:style-name="Standard">b.</text:p>
      <text:p text:style-name="P56">In the initialization running environment, add a description of the target platform and device ID. The target platform is </text:p>
      <text:p text:style-name="P56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57"/>
      <text:p text:style-name="P30">Пока не работает adb (на Orange нет adbd)</text:p>
      <text:p text:style-name="P53">rknn.config(mean_values=[[0, 0, 0]], std_values=[[255, 255, 255]], target_platform='rk3588' , <text:span text:style-name="T29">device_id=’xxxxxxxxxxxxxxxx’</text:span>)</text:p>
      <text:p text:style-name="Standard"/>
      <text:p text:style-name="P65">- Call the C interface to deploy the RKNN model and run it on the development board</text:p>
      <text:p text:style-name="P65"/>
      <text:p text:style-name="P33">RKNPU2 provides a C programming interface for chip platforms with Rockchip NPU, which can help users deploy </text:p>
      <text:p text:style-name="P33">RKNN models exported using RKNN-Toolkit2 and accelerate the implementation of AI applications. In the example folder </text:p>
      <text:p text:style-name="P33">of RKNPU2, examples of deploying RKNN models with different functions to the development board <text:s/>are provided. </text:p>
      <text:p text:style-name="P33">We take deploying the RKNN model with yolov5 function to the RK3588 Debian 11 platform as an example to illustrate.</text:p>
      <text:p text:style-name="P47"/>
      <text:p text:style-name="P47">Download cross-compilation tools</text:p>
      <text:p text:style-name="P58">Since the development board runs a Linux system, it needs to be compiled using the gcc cross compiler. </text:p>
      <text:p text:style-name="P58">It is recommended to use gcc-9.3.0-x86_64_arrch64-linux-gnu this version of gcc</text:p>
      <text:p text:style-name="Standard">Enter the following command to download this version of gcc. </text:p>
      <text:p text:style-name="P41">git clone https://github.com/airockchip/gcc-buildroot-9.3.0-2020.03-x86_64_aarch64-rockchip-linux-gnu</text:p>
      <text:p text:style-name="Standard"><text:soft-page-break/></text:p>
      <text:p text:style-name="Standard">Modify the compilation tool path in the script</text:p>
      <text:p text:style-name="Standard">1) Switch to the rknpu2/examples/rknn_yolov5_demo directory</text:p>
      <text:p text:style-name="P41">cd ~/rknpu2/examples/rknn_yolov5_demo</text:p>
      <text:p text:style-name="Standard">2) Use editor to modify the content in the build-linux_RK3588.sh file</text:p>
      <text:p text:style-name="P41"><text:span text:style-name="T30">nano</text:span> build-linux_RK3588.sh</text:p>
      <text:p text:style-name="P41"/>
      <text:p text:style-name="P59">3) In the build-linux_RK3588.sh file, we need to change the value of the variable TOOL_CHAIN to the path of the</text:p>
      <text:p text:style-name="P59">gcc-buildroot-9.3.0-2020.03-x86_64_aarch64-rockchip-linux-gnu folder. In this way,</text:p>
      <text:p text:style-name="P59">when running the build-android_RK3588.sh script, the cross-compilation tool in the</text:p>
      <text:p text:style-name="P59">gcc-buildroot-9.3.0-2020.03-x86_64_aarch64-rockchip-linux-gnu folder will be used for compilation</text:p>
      <text:p text:style-name="P41">export TOOL_CHAIN=~/gcc-buildroot-9.3.0-2020.03-x86_64_aarch64-rockchip-linux-gnu</text:p>
      <text:p text:style-name="P41"/>
      <text:p text:style-name="P41">Compile rknn_yolov5_demo </text:p>
      <text:p text:style-name="P60">1) Run build-linux_RK3588.sh. This script generates a program through cross-compilation that is suitable for the</text:p>
      <text:p text:style-name="P60">RK3588 development board and can run the RKNN model on it for inference.</text:p>
      <text:p text:style-name="P41">./build-linux_RK3588.sh</text:p>
      <text:p text:style-name="P41"/>
      <text:p text:style-name="P64">2) After running build-linux_RK3588.sh, there will be an additional folder named install in the current directory.</text:p>
      <text:p text:style-name="P64">The rknn_yoov5_demo_Linux folder under this folder contains the program generated by cross-compilation and its related files.</text:p>
      <text:p text:style-name="P64">ls <text:s/>install/rknn_yolov5_demo_Linux</text:p>
      <text:p text:style-name="P64"/>
      <text:p text:style-name="P42">Deploy rknn_yolov5_demo to the development board</text:p>
      <text:p text:style-name="P67"><text:span text:style-name="T32">Скопировать папку </text:span><text:span text:style-name="T13">install/rknn_yolov5_demo_Linux <text:s/></text:span><text:span text:style-name="T31">на Orange </text:span><text:span text:style-name="T13">/data/rknn_yolov5_demo_Linux</text:span></text:p>
      <text:p text:style-name="Standard"/>
      <text:p text:style-name="P41">Run rknn_yolov5_demo on the development board</text:p>
      <text:p text:style-name="P59">root@orangepi5:# cd /data/rknn_yolov5_demo_Linux/</text:p>
      <text:p text:style-name="P34">Then run the rknn_yolov5_demo program to perform inference. In the following</text:p>
      <text:p text:style-name="P34">command, the program uses the yolov5s-640-640.rknn model to perform inference on the</text:p>
      <text:p text:style-name="P34">bus.jpg image. The entire running process will be completed on the development board.</text:p>
      <text:p text:style-name="P43">./rknn_yolov5_demo <text:s/>./model/RK3588/yolov5s-640-640.rknn <text:s/>./model/bus.jpg</text:p>
      <text:p text:style-name="P26">After the operation is completed, the inference result <text:span text:style-name="T33">out.jpg</text:span> image is saved in the</text:p>
      <text:p text:style-name="P26">current directory.</text:p>
      <text:p text:style-name="P26">The out.jpg picture shows the object categories and confidence rates detected in the</text:p>
      <text:p text:style-name="P26">bus.jpg picture using the yolov5s-640-640.rknn model.</text:p>
      <text:p text:style-name="P55">РАБОТАЕТ !!!</text:p>
      <text:p text:style-name="P54"/>
      <text:p text:style-name="P66">- RK3588 How to use Baidu Feipian</text:p>
      <text:p text:style-name="P35">Using Baidu Feipian on the rk3588 development board includes converting the pdmodel model to the rknn model </text:p>
      <text:p text:style-name="P35">on the PC side and deploying the rknn model using the FastDeploy deployment tool developed by Baidu Feipian </text:p>
      <text:p text:style-name="P35">on the board side. The following content is implemented in the environment where the PC system is</text:p>
      <text:p text:style-name="P34">Ubuntu22.04 and the board system is Debian 11. </text:p>
      <text:p text:style-name="P41">Install Anaconda3 on PC</text:p>
      <text:p text:style-name="P59">https://mirrors.tuna.tsinghua.edu.cn/anaconda/archive/Anaconda3-2023.07-1-Linux-x86_64.sh</text:p>
      <text:p text:style-name="P59">sh Anaconda3-2023.07-1-Linux-x86_64.sh</text:p>
      <text:p text:style-name="P59"/>
      <text:p text:style-name="P68">Install RKNN-Toolkit2 on PC</text:p>
      <text:p text:style-name="P63">export PATH="/home/user/anaconda3/bin:$PATH"</text:p>
      <text:p text:style-name="P59">conda create -n fastdeploy python=3.8</text:p>
      <text:p text:style-name="P61">открыть новый терминал</text:p>
      <text:p text:style-name="P59">(base) user@userevgeny:~$ conda activate fastdeploy</text:p>
      <text:p text:style-name="P59">(fastdeploy) user@userevgeny:~$ sudo apt-get install python3-dev python3-pip</text:p>
      <text:p text:style-name="P59"><text:soft-page-break/>(fastdeploy) user@userevgeny:~$ sudo apt-get install libxslt1-dev zlib1g-dev libglib2.0 libsm6 libgl1-mesa-glx libprotobuf-dev gcc</text:p>
      <text:p text:style-name="P59">(fastdeploy) user@userevgeny:~$ pip install numpy==1.16.6</text:p>
      <text:p text:style-name="P59">git clone https://github.com/rockchip-linux/rknn-toolkit2</text:p>
      <text:p text:style-name="P44">(fastdeploy)user@userevgeny:~$ pip install rknn-toolkit2/rknn-toolkit2/packages/rknn_toolkit2-1.6.0+81f21f4d-cp38-cp38-linux_x86_64.whl</text:p>
      <text:p text:style-name="P62">Долгая установка</text:p>
      <text:p text:style-name="P59"/>
      <text:p text:style-name="P69">Install Paddle2ONNX on PC</text:p>
      <text:p text:style-name="Standard">(fastdeploy) user@userevgeny:~$ pip install paddle2onnx</text:p>
      <text:p text:style-name="Standard"/>
      <text:p text:style-name="P66">Install Anaconda3 on the board side</text:p>
      <text:p text:style-name="P74">Open the browser on the board end, enter the following URL in the address bar to download and install the Anaconda3 script. After the download is completed, </text:p>
      <text:p text:style-name="P74">you will get the Anaconda3-2023.07-1-Linux-aarch64.sh file</text:p>
      <text:p text:style-name="P59">https://mirrors.tuna.tsinghua.edu.cn/anaconda/archive/Anaconda3-2023.07-1-Linux-aarch64.sh</text:p>
      <text:p text:style-name="P41">sh Anaconda3-2023.07-1-Linux-aarch64.sh</text:p>
      <text:p text:style-name="P75">need to modify the ~/.bashrc file.</text:p>
      <text:p text:style-name="Standard">orangepi@orangepi:~$ vi ~/.bashrc</text:p>
      <text:p text:style-name="P75">Add the following code at the end of the ~/.bashrc file</text:p>
      <text:p text:style-name="Standard">export PATH=/home/<text:span text:style-name="T34">user</text:span>/anaconda3/bin:$PATH</text:p>
      <text:p text:style-name="Standard">source ~/.bashrc</text:p>
      <text:p text:style-name="Standard"/>
      <text:p text:style-name="P66">Install the rknpu2 driver on the board side</text:p>
      <text:p text:style-name="Standard">(base)<text:span text:style-name="T35">user</text:span>@<text:span text:style-name="T35">pi5-1</text:span>:~$ conda create -n fastdeploy python=3.9</text:p>
      <text:p text:style-name="P80">(base)<text:span text:style-name="T35">user</text:span>@<text:span text:style-name="T35">pi5-1</text:span>:~$ conda activate fastdeploy</text:p>
      <text:p text:style-name="P75">Download the rknpu2_device_install_1.4.0.zip file through wget</text:p>
      <text:p text:style-name="P81">(fastdeploy)<text:span text:style-name="T35">user</text:span>@<text:span text:style-name="T35">pi5-1</text:span>:~$ wget <text:a xlink:type="simple" xlink:href="https://bj.bcebos.com/fastdeploy/third_libs/rknpu2_device_install_1.4.0.zip" text:style-name="Internet_20_link" text:visited-style-name="Visited_20_Internet_20_Link">https://bj.bcebos.com/fastdeploy/third_libs/rknpu2_device_install_1.4.0.zip</text:a></text:p>
      <text:p text:style-name="P76">After decompression, you will get the rknpu2_device_install_1.4.0 folder and __MACOSX folder</text:p>
      <text:p text:style-name="P82">(fastdeploy)<text:span text:style-name="T35">user</text:span>@<text:span text:style-name="T35">pi5-1</text:span>:~$ <text:s/>unzip rknpu2_device_install_1.4.0.zip</text:p>
      <text:p text:style-name="P83">(fastdeploy)<text:span text:style-name="T35">user</text:span>@<text:span text:style-name="T35">pi5-1</text:span>:~$ cd rknpu2_device_install_1.4.0/</text:p>
      <text:p text:style-name="P84">(fastdeploy)<text:span text:style-name="T35">user</text:span>@<text:span text:style-name="T35">pi5-1</text:span>:~/rknpu2_device_install_1.4.0$ <text:span text:style-name="T12">sudo bash rknn_install_rk3588.sh</text:span></text:p>
      <text:p text:style-name="P85">При становке ошибка – установить вручную 2 строчки из скрипта</text:p>
      <text:p text:style-name="Standard"/>
      <text:p text:style-name="Standard"/>
      <text:p text:style-name="P66">Compile FastDeploy C++ SDK on the board end</text:p>
      <text:p text:style-name="Standard">sudo apt-get install -y cmake</text:p>
      <text:p text:style-name="P90">(fastdeploy)<text:span text:style-name="T35">user</text:span>@<text:span text:style-name="T35">pi5-1</text:span>:<text:span text:style-name="T36">~$</text:span> git clone https://github.com/PaddlePaddle/FastD<text:span text:style-name="T36">eploy.git</text:span></text:p>
      <text:p text:style-name="P97">(fastdeploy)<text:span text:style-name="T35">user</text:span>@<text:span text:style-name="T35">pi5-1</text:span>:<text:span text:style-name="T36">~ </text:span>cd FastDeploy</text:p>
      <text:p text:style-name="Standard">mkdir build &amp;&amp; cd build</text:p>
      <text:p text:style-name="P92">Before compiling, you need to use cmake to configure the project information that needs to be compiled. After executing the following command, </text:p>
      <text:p text:style-name="P92">there will be some more files in the current directory, including the Makefile file used for compilation.</text:p>
      <text:p text:style-name="P97">(fastdeploy)<text:span text:style-name="T35">user</text:span>@<text:span text:style-name="T35">pi5-1</text:span>:<text:span text:style-name="T36">~</text:span>/FastDeploy/build$ cmake .. -DENABLE_ORT_BACKEND=ON \</text:p>
      <text:p text:style-name="P96">-DENABLE_RKNPU2_BACKEND=ON \</text:p>
      <text:p text:style-name="P96">-DENABLE_VISION=ON \</text:p>
      <text:p text:style-name="P96">-DRKNN2_TARGET_SOC=RK3588 \</text:p>
      <text:p text:style-name="Standard">-DCMAKE_INSTALL_PREFIX=${PWD}/fastdeploy-0.0.3</text:p>
      <text:p text:style-name="P73">(fastdeploy)<text:span text:style-name="T35">user</text:span>@<text:span text:style-name="T35">pi5-1</text:span>:<text:span text:style-name="T36">~</text:span>/FastDeploy/build$ <text:s/>make -j8</text:p>
      <text:p text:style-name="P97">(fastdeploy)<text:span text:style-name="T35">user</text:span>@<text:span text:style-name="T35">pi5-1</text:span>:<text:span text:style-name="T36">~</text:span>/FastDeploy/build$ make install</text:p>
      <text:p text:style-name="Standard"/>
      <text:p text:style-name="P93">After the compilation is completed, the fastdeploy-0.0.3 folder is mainly obtained. In this folder, there is the script file fastdeploy_init.sh for </text:p>
      <text:p text:style-name="P93">configuring environment variables. After using this script to configure the environment variables, you can use some of the compiled library files.</text:p>
      <text:p text:style-name="Standard"/>
      <text:p text:style-name="P97">(fastdeploy)<text:span text:style-name="T35">user</text:span>@<text:span text:style-name="T35">pi5-1</text:span>:<text:span text:style-name="T36">~</text:span>/FastDeploy/build$ source fastdeploy-0.0.3/fastdeploy_init.sh</text:p>
      <text:p text:style-name="Standard"/>
      <text:p text:style-name="P66"><text:soft-page-break/>Example of deploying model using FastDeploy</text:p>
      <text:p text:style-name="P41">Ubuntu PC model conversion</text:p>
      <text:p text:style-name="Standard">Open the terminal on the PC and activate the python3.8 environment previously created using Anaconda3</text:p>
      <text:p text:style-name="Standard">(base) user@userevgeny:~$ conda activate fastdeploy</text:p>
      <text:p text:style-name="P24">In the model conversion script, you need to import the yaml module and the six module. You can execute the following command to install them.</text:p>
      <text:p text:style-name="Standard">(fastdeploy) user@userevgeny:~$ pip install pyyaml six</text:p>
      <text:p text:style-name="P24">Execute the following command to download the ResNet50_vd_infer.tgz file</text:p>
      <text:p text:style-name="Standard">(fastdeploy) user@userevgeny:~$ wget https://bj.bcebos.com/paddlehub/fastdeploy/ResNet50_vd_infer.tgz</text:p>
      <text:p text:style-name="P94">After decompressing the ResNet50_vd_infer.tgz file, you can get the ResNet50_vd_infer folder, which contains the </text:p>
      <text:p text:style-name="P94">pdmodel model file inference.pdmodel and other related files.</text:p>
      <text:p text:style-name="Standard">(fastdeploy) user@userevgeny:~$ tar -xvf ResNet50_vd_infer.tgz</text:p>
      <text:p text:style-name="P95">You can use the following command to convert the pdmodel model to an onnx model through paddle2onnx. After executing this command, </text:p>
      <text:p text:style-name="P95">there will be an extra converted onnx model file ResNet50_vd_infer.onnx in the ResNet50_vd_infer folder.</text:p>
      <text:p text:style-name="Standard">(fastdeploy) user@userevgeny:~$ paddle2onnx --model_dir ResNet50_vd_infer \</text:p>
      <text:p text:style-name="Standard">--model_filename inference.pdmodel \</text:p>
      <text:p text:style-name="Standard">--params_filename inference.pdiparams \</text:p>
      <text:p text:style-name="Standard">--save_file ResNet50_vd_infer/ResNet50_vd_infer.onnx \</text:p>
      <text:p text:style-name="P101">--enable_dev_version True \ <text:s text:c="3"/><text:span text:style-name="T38">(эту строчку пришлось убрать)</text:span></text:p>
      <text:p text:style-name="Standard">--opset_version 10 \</text:p>
      <text:p text:style-name="Standard">--enable_onnx_checker True</text:p>
      <text:p text:style-name="P87">При<text:span text:style-name="T39">шлось</text:span> доустановить пакеты</text:p>
      <text:p text:style-name="P88">pip install paddle <text:span text:style-name="T37">common dual tight data prox</text:span></text:p>
      <text:p text:style-name="P88"/>
      <text:p text:style-name="P75">Then use the following command to fix the shape to [1,3,224,224]. After executing the command, the ResNet50_vd_infer.onnx file will be modified.</text:p>
      <text:p text:style-name="Standard">(fastdeploy) user@userevgeny:~$ python -m paddle2onnx.optimize --input_model \</text:p>
      <text:p text:style-name="Standard">ResNet50_vd_infer/ResNet50_vd_infer.onnx \</text:p>
      <text:p text:style-name="Standard">--output_model ResNet50_vd_infer/ResNet50_vd_infer.onnx \</text:p>
      <text:p text:style-name="Standard">--input_shape_dict "{'inputs':[1,3,224,224]}"</text:p>
      <text:p text:style-name="P98">2024-08-13 16:44:10 [INFO]<text:tab/>Model optmized, saved in ResNet50_vd_infer/ResNet50_vd_infer.onnx.</text:p>
      <text:p text:style-name="Standard"/>
      <text:p text:style-name="P98"><text:span text:style-name="T33">To convert the onnx model to the rknn model, you need to use the script in the FastDeploy SDK</text:span>. Execute the following command to download FastDeploy</text:p>
      <text:p text:style-name="Standard">(fastdeploy) user@userevgeny:~$ git clone https://github.com/PaddlePaddle/FastDeploy.git</text:p>
      <text:p text:style-name="P98">Then transfer the ResNet50_vd_infer folder to the corresponding directory of FastDeploy</text:p>
      <text:p text:style-name="Standard">(fastdeploy) user@userevgeny:~$ mv ResNet50_vd_infer \</text:p>
      <text:p text:style-name="Standard">FastDeploy/examples/vision/classification/paddleclas/rockchip/rknpu2/</text:p>
      <text:p text:style-name="P98">Switch to the directory for model conversion</text:p>
      <text:p text:style-name="Standard">(fastdeploy) user@userevgeny:~$ cd FastDeploy/examples/vision/classification/paddleclas/rockchip/rknpu2/</text:p>
      <text:p text:style-name="P99">Execute the following command to convert the onnx model to the rknn model. Finally, the rknn model file ResNet50_vd_infer_rk3588_unquantized.rknn </text:p>
      <text:p text:style-name="P99">is obtained in the ResNet50_vd_infer directory.</text:p>
      <text:p text:style-name="Standard">(fastdeploy) user@userevgeny:~/FastDeploy/examples/vision/classification/paddleclas/rockchip/rknpu2$ <text:span text:style-name="T12">python ./rknpu2_tools/export.py \</text:span></text:p>
      <text:p text:style-name="P41">--config_path ./rknpu2_tools/config/ResNet50_vd_infer_rknn.yaml \</text:p>
      <text:p text:style-name="P41">--target_platform rk3588</text:p>
      <text:p text:style-name="P89">Произошел экспорт</text:p>
      <text:p text:style-name="P100">{'model_path': './ResNet50_vd_infer/ResNet50_vd_infer.onnx', 'output_folder': './ResNet50_vd_infer', 'mean': [[123.675, 116.28, 103.53]], 'std': [[58.395, 57.12, 57.375]], 'outputs_nodes': None, 'do_quantization': False, 'dataset': './ResNet50_vd_infer/dataset.txt'}</text:p>
      <text:p text:style-name="P100">.</text:p>
      <text:p text:style-name="P100">.</text:p>
      <text:p text:style-name="P100">.</text:p>
      <text:p text:style-name="P100">D RKNN: [16:54:04.939] Total Internal Memory Size: 4312KB</text:p>
      <text:p text:style-name="P100">D RKNN: [16:54:04.939] Total Weight Memory Size: 50164.5KB</text:p>
      <text:p text:style-name="P100">D RKNN: [16:54:04.939] ----------------------------------------</text:p>
      <text:p text:style-name="P100">D RKNN: [16:54:04.939] &lt;&lt;&lt;&lt;&lt;&lt;&lt;&lt; end: rknn::RKNNMemStatisticsPass</text:p>
      <text:p text:style-name="P100"><text:soft-page-break/>I rknn buiding done.</text:p>
      <text:p text:style-name="P100">W init_runtime: Target is None, use simulator!</text:p>
      <text:p text:style-name="P100">Export OK!</text:p>
      <text:p text:style-name="P75">When deploying on the board end, the name of the rknn model file used is ResNet50_vd_infer_rk3588.rknn, so the ResNet50_vd_infer_rk3588_unquantized.rknn</text:p>
      <text:p text:style-name="P75">file needs to be renamed to ResNet50_vd_infer_rk3588.rknn</text:p>
      <text:p text:style-name="Standard"/>
      <text:p text:style-name="Standard">(fastdeploy) user@userevgeny:~/FastDeploy/examples/vision/classification/paddleclas/rockchip/rknpu2$ mv ResNet50_vd_infer/ResNet50_vd_infer_rk3588_unquantized.rknn \</text:p>
      <text:p text:style-name="Standard">ResNet50_vd_infer/ResNet50_vd_infer_rk3588.rknn</text:p>
      <text:p text:style-name="Standard"/>
      <text:p text:style-name="P66">Board end model deployment</text:p>
      <text:p text:style-name="P75">Open the terminal on the board and activate the python3.9 environment created</text:p>
      <text:p text:style-name="P75">previously using Anaconda3</text:p>
      <text:p text:style-name="Standard">orangepi@orangepi:~$ conda activate fastdeploy</text:p>
      <text:p text:style-name="P75">Run the fastdeploy_init.sh script to configure the environment</text:p>
      <text:p text:style-name="Standard">(fastdeploy)orangepi@orangepi:~$ source FastDeploy/build/fastdeploy-0.0.3/fastdeploy_init.sh</text:p>
      <text:p text:style-name="P75">Switch to the sample directory where the ResNet50 model is deployed in FastDeploy</text:p>
      <text:p text:style-name="P102">(fastdeploy)orangepi@orangepi:~$ <text:s/>cd FastDeploy/examples/vision/classification/paddleclas/rockchip/rknpu2/cpp</text:p>
      <text:p text:style-name="P77">Create a directory structure in this directory</text:p>
      <text:p text:style-name="P103">(fastdeploy)orangepi@orangepi:~/FastDeploy/examples/vision/classification/paddleclas/rockchip/rknpu2/cpp$</text:p>
      <text:p text:style-name="P103">mkdir build images ppclas_model_dir thirdpartys</text:p>
      <text:p text:style-name="P75">Copy the compiled fastdeploy-0.0.3 folder to the thirdpartys folder</text:p>
      <text:p text:style-name="Standard">(fastdeploy)orangepi@orangepi:~/FastDeploy/examples/vision/classification/paddleclas/rockchip/rknpu2/cpp$</text:p>
      <text:p text:style-name="Standard">cp -r ~/FastDeploy/build/fastdeploy-0.0.3/ thirdpartys/</text:p>
      <text:p text:style-name="Standard"/>
      <text:p text:style-name="P104">Copy the files in the ResNet50_vd_infer folder on the <text:span text:style-name="T41">PC</text:span> to the ppclas_model_dir <text:s text:c="2"/>directory <text:span text:style-name="T42">(</text:span> /home/user/FastDeploy/examples/vision/classification/paddleclas/rockchip/rknpu2/ ResNet50_vd_infer <text:span text:style-name="T42">)</text:span></text:p>
      <text:p text:style-name="P105"/>
      <text:p text:style-name="P75">Switch to the images directory</text:p>
      <text:p text:style-name="Standard">(fastdeploy)orangepi@orangepi:~/FastDeploy/examples/vision/classification/paddleclas/rockchip/rknpu2/cpp$</text:p>
      <text:p text:style-name="Standard">cd images</text:p>
      <text:p text:style-name="Standard"/>
      <text:p text:style-name="P75">Download the test image in the images directory through wget</text:p>
      <text:p text:style-name="P106">(fastdeploy)orangepi@orangepi:~/FastDeploy/examples/vision/classification/paddleclas/rockchip/rknpu2/cpp/images$ wget https://gitee.com/paddlepaddle/PaddleClas/raw/release/2.4/deploy/images/ImageNet/ILSVRC2012_val_00000010.jpeg</text:p>
      <text:p text:style-name="Standard"/>
      <text:p text:style-name="P75">Then switch to the compilation directory build</text:p>
      <text:p text:style-name="Standard">(fastdeploy)orangepi@orangepi:~/FastDeploy/examples/vision/classification/paddleclas/rockchip/rknpu2/cpp/images$</text:p>
      <text:p text:style-name="Standard">cd ../build/</text:p>
      <text:p text:style-name="Standard"/>
      <text:p text:style-name="P75">Use cmake to configure the content that needs to be compiled. After executing this command, some files will appear in the current directory, including Makefile files.</text:p>
      <text:p text:style-name="Standard">(fastdeploy)orangepi@orangepi:~/FastDeploy/examples/vision/classification/paddleclas/rockchip/rknpu2/cpp/build$</text:p>
      <text:p text:style-name="Standard">cmake ..</text:p>
      <text:p text:style-name="Standard"/>
      <text:p text:style-name="P75">Execute the following command to start compilation</text:p>
      <text:p text:style-name="Standard">(fastdeploy)orangepi@orangepi:~/FastDeploy/examples/vision/classification/paddleclas/rockchip/rknpu2/cpp/build$</text:p>
      <text:p text:style-name="Standard">make -j8</text:p>
      <text:p text:style-name="Standard"/>
      <text:p text:style-name="P75">Execute the following command to install the compiled files to the specified path. After executing the command, there will be an install directory in the current directory.</text:p>
      <text:p text:style-name="Standard">(fastdeploy)orangepi@orangepi:~/FastDeploy/examples/vision/classification/paddleclas/rockchip/rknpu2/cpp/build$</text:p>
      <text:p text:style-name="Standard">make install</text:p>
      <text:p text:style-name="Standard"/>
      <text:p text:style-name="P75">Switch to the install directory, where inference using the model is completed.</text:p>
      <text:p text:style-name="Standard">(fastdeploy)orangepi@orangepi:~/FastDeploy/examples/vision/classification/paddleclas/rockchip/rknpu2/cpp/build$</text:p>
      <text:p text:style-name="P107"><text:soft-page-break/>cd install</text:p>
      <text:p text:style-name="P107"/>
      <text:p text:style-name="P78">Use the following command to classify the content in the ILSVRC2012_val_00000010.jpeg image using the converted rknn model</text:p>
      <text:p text:style-name="P107">(fastdeploy)orangepi@orangepi:~/FastDeploy/examples/vision/classification/paddleclas/rockchip/rknpu2/cpp/build/install$</text:p>
      <text:p text:style-name="P71">./rknpu_test <text:s/>./ppclas_model_dir/ <text:s/>./images/ILSVRC2012_val_00000010.jpeg</text:p>
      <text:p text:style-name="Standard"/>
      <text:p text:style-name="P86">After executing this command, the following printout will appear in the echo information, indicating that the category ID number of the object in the picture is 644,</text:p>
      <text:p text:style-name="P86">and the confidence rate is 0.072998</text:p>
      <text:p text:style-name="P86">ClassifyResult(</text:p>
      <text:p text:style-name="P86">label_ids: 644,</text:p>
      <text:p text:style-name="P86">scores: 0.072998,</text:p>
      <text:p text:style-name="P86"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22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1">A Orange Pi 5 Plus with 0.9.6+ NPU driver.</text:p>
      <text:p text:style-name="P20">sudo cat /sys/kernel/debug/rknpu/version <text:s text:c="2"/></text:p>
      <text:p text:style-name="P23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3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3">## install Miniforge3</text:p>
      <text:p text:style-name="P19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5">## Setup python 3.</text:span><text:span text:style-name="T16">10</text:span></text:p>
      <text:p text:style-name="P20">source ~/miniforge3/bin/activate</text:p>
      <text:p text:style-name="P20"><text:soft-page-break/>conda create -n RKLLM-Toolkit python=3.<text:span text:style-name="T17">10</text:span></text:p>
      <text:p text:style-name="P20">conda activate RKLLM-Toolkit</text:p>
      <text:p text:style-name="P23">## install tool</text:p>
      <text:p text:style-name="P20">pip3 install ./rknn-llm/rkllm-toolkit/packages/rkllm_toolkit-1.0.1-cp38-cp38-linux_x86_64.whl </text:p>
      <text:p text:style-name="P27">Ошибка</text:p>
      <text:p text:style-name="Standard"/>
      <text:p text:style-name="Standard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<text:soft-page-break/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3T17:57:36.504130331</dc:date>
    <meta:editing-duration>PT23H8M3S</meta:editing-duration>
    <meta:editing-cycles>141</meta:editing-cycles>
    <meta:generator>LibreOffice/7.3.7.2$Linux_X86_64 LibreOffice_project/30$Build-2</meta:generator>
    <meta:document-statistic meta:table-count="0" meta:image-count="0" meta:object-count="0" meta:page-count="9" meta:paragraph-count="325" meta:word-count="2145" meta:character-count="20278" meta:non-whitespace-character-count="18405"/>
  </office:meta>
</office:document-meta>
</file>